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ała być to tradycyjna redakcyjna ocena nowej części przygód Sunset Shimmer i reszty przyjaciółek. Skończyło się na tym, że tylko ja coś napisałem, więc musicie się zadowolić tylko moim subiektywnym spojrzeniem. Zapraszam.</text:p>
      <text:p text:style-name="P1">We wstępie nie bez powodu wyróżniłem naszą byłą antagonistkę, bo tak należy już postrzegać Equestria Girls. Tylko pierwszy film skupiał się na Twilight, bo już „Rainbow Rocks” coraz więcej uwagi poświęcało byłej uczennicy Celestii. I tym razem ona też jest mentorką dla ludzkiej Twilight, tak jak wcześniej jej kucykowy odpowiednik wskazał drogę samej Sunset. Choć z tym trochę za bardzo wybiegam w przyszłość. </text:p>
      <text:p text:style-name="P1">Główny motyw, czyli walka Twilight z samą sobą, zawiązuje się dość szybko, a dokładniej w pierwszych minutach, gdy oglądamy jej sny, gdzie jasno są pokazane jej obawy przed tym, aby znów nie stać się Midnight Sparkle. Akcja całości zmagań odbywa się z dala od murów Canterlot High School, podczas zielonej szkoły w Camp Everfree. Zmiana lokacji zdecydowanie się przydała, bo oczywiste było, że znów na koniec będzie jakaś „epicka walka” i ciężko byłoby wytłumaczyć, dlaczego w ogóle nikt z okolicznych mieszkańców nie widzi problemu w dziwnych wydarzeniach. </text:p>
      <text:p text:style-name="P1">W Equestria Girls lubię to, że mimo iż wszystkie postacie mają pierwowzory w serialu, wykazują trochę inne zachowania, które w MLP:FiM ciężko byłoby ukazać. Najbardziej to widać po Celestii i Lunie, właśnie w trakcie obozu. Mogą sobie pozwolić na taki luz, jakiego raczej nie uda nam się zaobserwować w serialu. Główna siódemka też liczy na spokój w otoczeniu lasu, bo chcą odpocząć od roku dziwnych przeżyć. Niestety ucieczka na niewiele się zdała, bo magia Equestrii znów je dopada. </text:p>
      <text:p text:style-name="P1">Tutaj pojawia się drugi filar filmu, czyli różnica w postrzeganiu tego między Twilight i pozostałymi przyjaciółkami. Szóstka dość szybko adaptuje się do nowej sytuacji dzięki dobremu duchowi, którego zasiała Sunset, dla której magia to przecież nic niezwykłego. Twilight za to opiera się z całych sił, bo sama ma z tym tylko złe wspomnienia. I tutaj znów pojawia się dla mnie mały dowód przewodniej roli Sunset Shimmer. To ona stara się stopniowo złagodzić strach i pokazać, że to nie magia sama w sobie jest zła, a jej niekontrolowane pragnienie.</text:p>
      <text:p text:style-name="P1">Głównego przeciwnika definiuje zaś to pragnienie w interesie źle pojętego dobra. Temat oklepany w poprzednich częściach i nie wzbudza tak bardzo mojego zainteresowania. To jest chyba największy minus całości, bo przez to brakowało czegoś w tej historii. </text:p>
      <text:p text:style-name="P1">Całość oceniam podobnie jak „Friendship Games”, czyli że jest ona poniżej poziomu, który wyznaczyły dwie pierwsze części, choć film sam w sobie jest dobry. Mam tylko pytanie, jaki chory umysł pragnący zagłady świata dał Pinkie Pie umiejętność Gambita z X-Men, czyli, w jej wykonaniu, zmieniania każdego słodycza w ładunek wybuchow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435" meta:character-count="2811" meta:non-whitespace-character-count="2378"/>
    <meta:generator>LibreOfficeDev/5.1.0.3$Linux_X86_64 LibreOffice_project/</meta:generator>
  </office:meta>
</office:document-meta>
</file>